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10">
      <style:paragraph-properties>
        <style:tab-stops>
          <style:tab-stop style:position="12.5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Heading">
      <style:text-properties fo:font-weight="bold" style:font-weight-asian="bold" style:font-weight-complex="bold"/>
    </style:style>
    <style:style style:name="P11" style:family="paragraph" style:parent-style-name="Heading">
      <style:text-properties fo:font-style="normal" fo:font-weight="bold" officeooo:rsid="00259e19" officeooo:paragraph-rsid="00259e19" style:font-style-asian="normal" style:font-weight-asian="bold" style:font-style-complex="normal" style:font-weight-complex="bold"/>
    </style:style>
    <style:style style:name="P12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Heading_20_1">
      <style:text-properties officeooo:rsid="00259e19" officeooo:paragraph-rsid="00259e19"/>
    </style:style>
    <style:style style:name="P14" style:family="paragraph" style:parent-style-name="Heading_20_1">
      <style:paragraph-properties fo:keep-with-next="always"/>
      <style:text-properties style:font-name="Liberation Sans" officeooo:rsid="00259e19" officeooo:paragraph-rsid="00259e19" style:font-name-asian="Microsoft YaHei" style:font-name-complex="Arial1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525c1"/>
    </style:style>
    <style:style style:name="T7" style:family="text">
      <style:text-properties style:font-name="Liberation Sans" style:font-name-asian="Microsoft YaHei" style:font-name-complex="Arial1"/>
    </style:style>
    <style:style style:name="T8" style:family="text">
      <style:text-properties style:font-name="Liberation Sans" officeooo:rsid="00259e19" style:font-name-asian="Microsoft YaHei" style:font-name-complex="Arial1"/>
    </style:style>
    <style:style style:name="T9" style:family="text">
      <style:text-properties officeooo:rsid="001ff078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525c1"/>
    </style:style>
    <style:style style:name="T12" style:family="text">
      <style:text-properties style:font-name="Liberation Serif" officeooo:rsid="002b9a0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6"><text:span text:style-name="T10">TEMA </text:span><text:span text:style-name="T12">2</text:span><text:span text:style-name="T10"> – </text:span><text:span text:style-name="T11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6"><text:a xlink:type="simple" xlink:href="#__RefHeading___Toc161_186959194" text:style-name="Index_20_Link" text:visited-style-name="Index_20_Link">USED – Ubuntu Server<text:tab/>2</text:a></text:p>
          <text:p text:style-name="P8"><text:a xlink:type="simple" xlink:href="#__RefHeading___Toc223_186959194" text:style-name="Index_20_Link" text:visited-style-name="Index_20_Link">Configuración inicial<text:tab/>2</text:a></text:p>
          <text:p text:style-name="P8"><text:a xlink:type="simple" xlink:href="#__RefHeading___Toc221_186959194" text:style-name="Index_20_Link" text:visited-style-name="Index_20_Link">Cuentas de administración<text:tab/>2</text:a></text:p>
          <text:p text:style-name="P8"><text:a xlink:type="simple" xlink:href="#__RefHeading___Toc219_186959194" text:style-name="Index_20_Link" text:visited-style-name="Index_20_Link">Apache<text:tab/>2</text:a></text:p>
          <text:p text:style-name="P8"><text:a xlink:type="simple" xlink:href="#__RefHeading___Toc217_186959194" text:style-name="Index_20_Link" text:visited-style-name="Index_20_Link">PHP<text:tab/>2</text:a></text:p>
          <text:p text:style-name="P8"><text:a xlink:type="simple" xlink:href="#__RefHeading___Toc215_186959194" text:style-name="Index_20_Link" text:visited-style-name="Index_20_Link">MySQL<text:tab/>2</text:a></text:p>
          <text:p text:style-name="P8"><text:a xlink:type="simple" xlink:href="#__RefHeading___Toc213_186959194" text:style-name="Index_20_Link" text:visited-style-name="Index_20_Link">Xdebug<text:tab/>2</text:a></text:p>
          <text:p text:style-name="P8"><text:a xlink:type="simple" xlink:href="#__RefHeading___Toc211_186959194" text:style-name="Index_20_Link" text:visited-style-name="Index_20_Link">Cuentas de desarrollo y hosting virtual<text:tab/>2</text:a></text:p>
          <text:p text:style-name="P6"><text:a xlink:type="simple" xlink:href="#__RefHeading___Toc163_186959194" text:style-name="Index_20_Link" text:visited-style-name="Index_20_Link">GITHub – Internet<text:tab/>2</text:a></text:p>
          <text:p text:style-name="P8"><text:a xlink:type="simple" xlink:href="#__RefHeading___Toc209_186959194" text:style-name="Index_20_Link" text:visited-style-name="Index_20_Link">Cuentas de desarrollador<text:tab/>2</text:a></text:p>
          <text:p text:style-name="P6"><text:a xlink:type="simple" xlink:href="#__RefHeading___Toc165_186959194" text:style-name="Index_20_Link" text:visited-style-name="Index_20_Link">WXED – Windows X<text:tab/>2</text:a></text:p>
          <text:p text:style-name="P8"><text:a xlink:type="simple" xlink:href="#__RefHeading___Toc207_186959194" text:style-name="Index_20_Link" text:visited-style-name="Index_20_Link">Instalación y configuración inicial de la máquina<text:tab/>2</text:a></text:p>
          <text:p text:style-name="P8"><text:a xlink:type="simple" xlink:href="#__RefHeading___Toc205_186959194" text:style-name="Index_20_Link" text:visited-style-name="Index_20_Link">Cuentas administradoras y cuenta de desarrollador<text:tab/>2</text:a></text:p>
          <text:p text:style-name="P8"><text:a xlink:type="simple" xlink:href="#__RefHeading___Toc203_186959194" text:style-name="Index_20_Link" text:visited-style-name="Index_20_Link">Navegadores<text:tab/>2</text:a></text:p>
          <text:p text:style-name="P8"><text:a xlink:type="simple" xlink:href="#__RefHeading___Toc201_186959194" text:style-name="Index_20_Link" text:visited-style-name="Index_20_Link">Filezilla<text:tab/>2</text:a></text:p>
          <text:p text:style-name="P8"><text:a xlink:type="simple" xlink:href="#__RefHeading___Toc199_186959194" text:style-name="Index_20_Link" text:visited-style-name="Index_20_Link">Notepad++<text:tab/>2</text:a></text:p>
          <text:p text:style-name="P8"><text:a xlink:type="simple" xlink:href="#__RefHeading___Toc197_186959194" text:style-name="Index_20_Link" text:visited-style-name="Index_20_Link">NetBeans<text:tab/>3</text:a></text:p>
          <text:p text:style-name="P9"><text:a xlink:type="simple" xlink:href="#__RefHeading___Toc195_186959194" text:style-name="Index_20_Link" text:visited-style-name="Index_20_Link">Instalación y configuración inicial (plugins)<text:tab/>3</text:a></text:p>
          <text:p text:style-name="P9"><text:a xlink:type="simple" xlink:href="#__RefHeading___Toc193_186959194" text:style-name="Index_20_Link" text:visited-style-name="Index_20_Link">Creación de proyectos, modificación, borrado, prueba<text:tab/>3</text:a></text:p>
          <text:p text:style-name="P9"><text:a xlink:type="simple" xlink:href="#__RefHeading___Toc191_186959194" text:style-name="Index_20_Link" text:visited-style-name="Index_20_Link">Conexión al servidor remoto SFTP. (Almacenamiento local/almacenamiento remoto)<text:tab/>3</text:a></text:p>
          <text:p text:style-name="P9"><text:a xlink:type="simple" xlink:href="#__RefHeading___Toc189_186959194" text:style-name="Index_20_Link" text:visited-style-name="Index_20_Link">Administración de la base de datos<text:tab/>3</text:a></text:p>
          <text:p text:style-name="P9"><text:a xlink:type="simple" xlink:href="#__RefHeading___Toc187_186959194" text:style-name="Index_20_Link" text:visited-style-name="Index_20_Link">Conexión al repositorio – versionado<text:tab/>3</text:a></text:p>
          <text:p text:style-name="P9"><text:a xlink:type="simple" xlink:href="#__RefHeading___Toc185_186959194" text:style-name="Index_20_Link" text:visited-style-name="Index_20_Link">Depuración – Configuración de la ejecución para la depuración<text:tab/>3</text:a></text:p>
          <text:p text:style-name="P9"><text:a xlink:type="simple" xlink:href="#__RefHeading___Toc183_186959194" text:style-name="Index_20_Link" text:visited-style-name="Index_20_Link">Creación de un proyecto nuevo<text:tab/>3</text:a></text:p>
          <text:p text:style-name="P9"><text:a xlink:type="simple" xlink:href="#__RefHeading___Toc181_186959194" text:style-name="Index_20_Link" text:visited-style-name="Index_20_Link">Paso a explotación<text:tab/>3</text:a></text:p>
          <text:p text:style-name="P9"><text:a xlink:type="simple" xlink:href="#__RefHeading___Toc179_186959194" text:style-name="Index_20_Link" text:visited-style-name="Index_20_Link">PHP Doc<text:tab/>3</text:a></text:p>
          <text:p text:style-name="P9"><text:a xlink:type="simple" xlink:href="#__RefHeading___Toc177_186959194" text:style-name="Index_20_Link" text:visited-style-name="Index_20_Link">CSS / JS / AJAX / XML /JSON<text:tab/>3</text:a></text:p>
        </text:index-body>
      </text:table-of-content>
      <text:p text:style-name="P3"/>
      <text:p text:style-name="P3"/>
      <text:h text:style-name="P13" text:outline-level="1" text:is-list-header="true"><text:bookmark-start text:name="__RefHeading___Toc161_186959194"/><text:soft-page-break/>USED – Ubuntu Server<text:bookmark-end text:name="__RefHeading___Toc161_186959194"/></text:h>
      <text:p text:style-name="P11"><text:bookmark-start text:name="__RefHeading___Toc223_186959194"/>Configuración inicial<text:bookmark-end text:name="__RefHeading___Toc223_186959194"/></text:p>
      <text:p text:style-name="P12"><text:bookmark-start text:name="__RefHeading___Toc221_186959194"/>Cuentas de administración<text:bookmark-end text:name="__RefHeading___Toc221_186959194"/></text:p>
      <text:p text:style-name="P12"><text:bookmark-start text:name="__RefHeading___Toc219_186959194"/>Apache <text:bookmark-end text:name="__RefHeading___Toc219_186959194"/></text:p>
      <text:p text:style-name="P12"><text:bookmark-start text:name="__RefHeading___Toc217_186959194"/>PHP<text:bookmark-end text:name="__RefHeading___Toc217_186959194"/></text:p>
      <text:p text:style-name="P12"><text:bookmark-start text:name="__RefHeading___Toc215_186959194"/>MySQL<text:bookmark-end text:name="__RefHeading___Toc215_186959194"/></text:p>
      <text:p text:style-name="P12"><text:bookmark-start text:name="__RefHeading___Toc213_186959194"/>Xdebug<text:bookmark-end text:name="__RefHeading___Toc213_186959194"/></text:p>
      <text:p text:style-name="P12"><text:bookmark-start text:name="__RefHeading___Toc211_186959194"/>Cuentas de desarrollo y hosting virtual<text:bookmark-end text:name="__RefHeading___Toc211_186959194"/></text:p>
      <text:h text:style-name="P14" text:outline-level="1"><text:bookmark-start text:name="__RefHeading___Toc163_186959194"/>GITHub – Internet<text:bookmark-end text:name="__RefHeading___Toc163_186959194"/></text:h>
      <text:p text:style-name="Heading"><text:bookmark-start text:name="__RefHeading___Toc209_186959194"/><text:span text:style-name="T8">C</text:span><text:span text:style-name="T7">uentas de desarrollador</text:span><text:bookmark-end text:name="__RefHeading___Toc209_186959194"/></text:p>
      <text:h text:style-name="Heading_20_1" text:outline-level="1" text:is-list-header="true"><text:bookmark-start text:name="__RefHeading___Toc165_186959194"/>WXED – Windows X<text:bookmark-end text:name="__RefHeading___Toc165_186959194"/></text:h>
      <text:p text:style-name="P10"><text:bookmark-start text:name="__RefHeading___Toc207_186959194"/>Instalación y configuración inicial de la máquina<text:bookmark-end text:name="__RefHeading___Toc207_186959194"/></text:p>
      <text:p text:style-name="P10"><text:bookmark-start text:name="__RefHeading___Toc205_186959194"/>Cuentas administradoras y cuenta de desarrollador<text:bookmark-end text:name="__RefHeading___Toc205_186959194"/></text:p>
      <text:p text:style-name="P10"><text:bookmark-start text:name="__RefHeading___Toc203_186959194"/>Navegadores<text:bookmark-end text:name="__RefHeading___Toc203_186959194"/></text:p>
      <text:p text:style-name="P10"><text:bookmark-start text:name="__RefHeading___Toc201_186959194"/>Filezilla<text:bookmark-end text:name="__RefHeading___Toc201_186959194"/></text:p>
      <text:p text:style-name="P10"><text:bookmark-start text:name="__RefHeading___Toc199_186959194"/>Notepad++<text:bookmark-end text:name="__RefHeading___Toc199_186959194"/></text:p>
      <text:p text:style-name="Text_20_body"/>
      <text:p text:style-name="Heading"><text:soft-page-break/></text:p>
      <text:p text:style-name="Heading"/>
      <text:p text:style-name="P10"><text:bookmark-start text:name="__RefHeading___Toc197_186959194"/>NetBeans<text:bookmark-end text:name="__RefHeading___Toc197_186959194"/></text:p>
      <text:p text:style-name="P5"><text:bookmark-start text:name="__RefHeading___Toc195_186959194"/>Instalación y configuración inicial (plugins)<text:bookmark-end text:name="__RefHeading___Toc195_186959194"/></text:p>
      <text:p text:style-name="P5"><text:bookmark-start text:name="__RefHeading___Toc193_186959194"/>Creación de proyectos, modificación, borrado, prueba<text:bookmark-end text:name="__RefHeading___Toc193_186959194"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5"><text:bookmark-start text:name="__RefHeading___Toc189_186959194"/>Administración de la base de datos<text:bookmark-end text:name="__RefHeading___Toc189_186959194"/></text:p>
      <text:p text:style-name="P5"><text:bookmark-start text:name="__RefHeading___Toc187_186959194"/>Conexión al repositorio – versionado<text:bookmark-end text:name="__RefHeading___Toc187_186959194"/></text:p>
      <text:p text:style-name="P5"><text:bookmark-start text:name="__RefHeading___Toc185_186959194"/>Depuración – Configuración de la ejecución para la depuración<text:bookmark-end text:name="__RefHeading___Toc185_186959194"/></text:p>
      <text:p text:style-name="P5"><text:bookmark-start text:name="__RefHeading___Toc183_186959194"/>Creación de un proyecto nuevo<text:bookmark-end text:name="__RefHeading___Toc183_186959194"/></text:p>
      <text:p text:style-name="P5"><text:bookmark-start text:name="__RefHeading___Toc181_186959194"/>Paso a explotación<text:bookmark-end text:name="__RefHeading___Toc181_186959194"/></text:p>
      <text:p text:style-name="P5"><text:bookmark-start text:name="__RefHeading___Toc179_186959194"/>PHP Doc<text:bookmark-end text:name="__RefHeading___Toc179_186959194"/></text:p>
      <text:p text:style-name="P5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4"><text:page-number text:select-page="current">2</text:page-number></text:span><text:span text:style-name="MT4"><text:s/>/ </text:span><text:span text:style-name="MT4"><text:page-count>3</text:page-count></text:span><text:bookmark-end text:name="PageNumWizard_FOOTER_Estilo de página predeterminado1"/></text:p>
        <text:p text:style-name="MP2"><text:span text:style-name="MT1">IES LOS SAUCES</text:span><text:tab/><text:tab/><text:span text:style-name="MT5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T8M</meta:editing-duration>
    <meta:editing-cycles>5</meta:editing-cycles>
    <meta:generator>LibreOffice/24.2.4.2$Windows_X86_64 LibreOffice_project/51a6219feb6075d9a4c46691dcfe0cd9c4fff3c2</meta:generator>
    <dc:title>Ejercicios Plantilla</dc:title>
    <dc:date>2024-09-25T09:16:07.912000000</dc:date>
    <meta:document-statistic meta:table-count="0" meta:image-count="0" meta:object-count="0" meta:page-count="3" meta:paragraph-count="59" meta:word-count="254" meta:character-count="1644" meta:non-whitespace-character-count="1436"/>
    <meta:template xlink:type="simple" xlink:actuate="onRequest" xlink:title="Ejercicios Plantilla" xlink:href="file:///C:/Users/daw2/AppData/Roaming/LibreOffice/4/user/template/Ejercicios%20Plantilla.ott" meta:date="2024-09-25T08:46:36.137000000"/>
  </office:meta>
</office:document-meta>
</file>